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SNotationDecl.getNamespaceIte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NotationDecl.setNamespaceItem( XSNamespaceItem namespaceIt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NotationDecl.getAnnota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NotationDecl.getSystem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NotationDecl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NotationDecl.getPublic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NotationDecl.getNam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NotationDec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NotationDecl.getAnnot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